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6cm" fo:min-width="2.816cm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15cm"/>
    </style:style>
    <style:style style:name="gr3" style:family="graphic" style:parent-style-name="standard">
      <style:graphic-properties draw:textarea-horizontal-align="justify" draw:textarea-vertical-align="middle" draw:auto-grow-height="false" fo:min-height="1.466cm" fo:min-width="4.116cm"/>
    </style:style>
    <style:style style:name="gr4" style:family="graphic" style:parent-style-name="standard">
      <style:graphic-properties draw:textarea-horizontal-align="justify" draw:textarea-vertical-align="middle" draw:auto-grow-height="false" fo:min-height="1.8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8cm" fo:min-width="2.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1.9cm" svg:x="7.8cm" svg:y="2.2cm">
          <text:p text:style-name="P1"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3cm" svg:height="3.5cm" svg:x="6.9cm" svg:y="5.3cm">
          <text:p text:style-name="P2"><text:span text:style-name="T2">Δ</text:span><text:span text:style-name="T3">-packet</text:span></text:p>
          <text:p text:style-name="P2"><text:span text:style-name="T3">In que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4.8cm" svg:height="1.9cm" svg:x="7.15cm" svg:y="10.1cm">
          <text:p text:style-name="P2">Process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9cm" svg:height="4.1cm" svg:x="6.6cm" svg:y="13.2cm">
          <text:p text:style-name="P3"><text:span text:style-name="T4">Value exceed</text:span><text:span text:style-name="T4"><text:line-break/></text:span><text:span text:style-name="T4">min/max val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5.8cm" svg:height="4.1cm" svg:x="6.65cm" svg:y="19.1cm">
          <text:p text:style-name="P2"><text:span text:style-name="T4">Visual Element</text:span><text:span text:style-name="T4"><text:line-break/></text:span><text:span text:style-name="T4">to be rendered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3.5cm" svg:height="1.9cm" svg:x="2.1cm" svg:y="2.2cm">
          <text:p text:style-name="P1"><text:span text:style-name="T1">Pau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5cm" svg:height="1.9cm" svg:x="13.3cm" svg:y="2.2cm">
          <text:p text:style-name="P1"><text:span text:style-name="T1">Re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9.55cm" svg:y1="4.1cm" svg:x2="9.55cm" svg:y2="5.3cm" draw:start-shape="id1" draw:start-glue-point="2" draw:end-shape="id2" draw:end-glue-point="4" svg:d="M9550 4100v1200" svg:viewBox="0 0 1 1201">
          <text:p/>
        </draw:connector>
        <draw:connector draw:style-name="gr7" draw:text-style-name="P2" draw:layer="layout" svg:x1="9.55cm" svg:y1="8.8cm" svg:x2="9.55cm" svg:y2="10.1cm" draw:start-shape="id2" draw:start-glue-point="6" draw:end-shape="id3" draw:end-glue-point="0" svg:d="M9550 8800v1300" svg:viewBox="0 0 1 1301">
          <text:p text:style-name="P2"><text:tab/>Yes</text:p>
        </draw:connector>
        <draw:connector draw:style-name="gr6" draw:text-style-name="P2" draw:layer="layout" svg:x1="9.55cm" svg:y1="12cm" svg:x2="9.55cm" svg:y2="13.2cm" draw:start-shape="id3" draw:start-glue-point="2" draw:end-shape="id4" draw:end-glue-point="4" svg:d="M9550 12000v1200" svg:viewBox="0 0 1 1201">
          <text:p/>
        </draw:connector>
        <draw:connector draw:style-name="gr7" draw:text-style-name="P2" draw:layer="layout" svg:x1="9.55cm" svg:y1="17.3cm" svg:x2="9.55cm" svg:y2="19.1cm" draw:start-shape="id4" draw:start-glue-point="6" draw:end-shape="id5" draw:end-glue-point="4" svg:d="M9550 17300v1800" svg:viewBox="0 0 1 1801">
          <text:p text:style-name="P2"><text:tab/>No</text:p>
        </draw:connector>
        <draw:connector draw:style-name="gr7" draw:text-style-name="P2" draw:layer="layout" svg:x1="12.5cm" svg:y1="15.25cm" svg:x2="15.05cm" svg:y2="4.1cm" draw:start-shape="id4" draw:start-glue-point="7" draw:end-shape="id6" svg:d="M12500 15250h2550v-11150" svg:viewBox="0 0 2551 1115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Yes</text:p>
        </draw:connector>
        <draw:connector draw:style-name="gr7" draw:text-style-name="P2" draw:layer="layout" svg:x1="12.45cm" svg:y1="21.15cm" svg:x2="15.05cm" svg:y2="4.1cm" draw:start-shape="id5" draw:start-glue-point="7" draw:end-shape="id6" draw:end-glue-point="2" svg:d="M12450 21150h2600v-17050" svg:viewBox="0 0 2601 1705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Yes</text:p>
        </draw:connector>
        <draw:connector draw:style-name="gr7" draw:text-style-name="P2" draw:layer="layout" svg:x1="6.65cm" svg:y1="21.15cm" svg:x2="3.85cm" svg:y2="4.1cm" draw:start-shape="id5" draw:start-glue-point="5" draw:end-shape="id7" draw:end-glue-point="2" svg:d="M6650 21150h-2800v-17050" svg:viewBox="0 0 2801 1705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No</text:p>
        </draw:connector>
        <draw:connector draw:style-name="gr6" draw:text-style-name="P2" draw:layer="layout" svg:x1="5.6cm" svg:y1="3.15cm" svg:x2="7.8cm" svg:y2="3.15cm" draw:start-shape="id7" draw:start-glue-point="1" draw:end-shape="id1" draw:end-glue-point="3" svg:d="M5600 3150h2200" svg:viewBox="0 0 2201 1">
          <text:p/>
        </draw:connector>
        <draw:connector draw:style-name="gr6" draw:text-style-name="P2" draw:layer="layout" svg:x1="13.3cm" svg:y1="3.15cm" svg:x2="11.3cm" svg:y2="3.15cm" draw:start-shape="id6" draw:start-glue-point="3" draw:end-shape="id1" draw:end-glue-point="1" svg:d="M13300 3150h-2000" svg:viewBox="0 0 2001 1">
          <text:p/>
        </draw:connector>
        <draw:connector draw:style-name="gr7" draw:text-style-name="P2" draw:layer="layout" svg:x1="6.9cm" svg:y1="7.05cm" svg:x2="3.85cm" svg:y2="4.1cm" draw:start-shape="id2" draw:start-glue-point="5" draw:end-shape="id7" draw:end-glue-point="2" svg:d="M6900 7050h-3050v-2950" svg:viewBox="0 0 3051 2951">
          <text:p text:style-name="P2"/>
          <text:p text:style-name="P2"/>
          <text:p text:style-name="P2"/>
          <text:p text:style-name="P2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0:21:46.708000000</meta:creation-date>
    <dc:date>2016-06-07T11:32:06.823000000</dc:date>
    <meta:editing-duration>PT9M56S</meta:editing-duration>
    <meta:editing-cycles>1</meta:editing-cycles>
    <meta:document-statistic meta:object-count="17"/>
    <meta:generator>LibreOffice/4.3.3.2$Windows_x86 LibreOffice_project/9bb7eadab57b6755b1265afa86e04bf45fbfc644</meta:generator>
  </office:meta>
</office:document-meta>
</file>